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14a15" officeooo:paragraph-rsid="00014a15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1eeac" officeooo:paragraph-rsid="0001eeac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normal" officeooo:rsid="00014a15" officeooo:paragraph-rsid="00014a15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14a15" officeooo:paragraph-rsid="00014a15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17259" officeooo:paragraph-rsid="0001725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1eeac" officeooo:paragraph-rsid="0001eeac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font-weight="normal" officeooo:rsid="00014a15" officeooo:paragraph-rsid="00014a15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fo:font-weight="normal" officeooo:rsid="00017259" officeooo:paragraph-rsid="00017259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3pt" fo:font-weight="normal" officeooo:rsid="0001e021" officeooo:paragraph-rsid="0001e021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fo:font-weight="normal" officeooo:rsid="0003d36f" officeooo:paragraph-rsid="0003d36f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3pt" fo:font-weight="normal" officeooo:rsid="00040fdf" officeooo:paragraph-rsid="00040fdf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3pt" fo:font-weight="normal" officeooo:rsid="00041c60" officeooo:paragraph-rsid="00041c60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3pt" fo:font-weight="normal" officeooo:rsid="00053437" officeooo:paragraph-rsid="00053437" style:font-size-asian="11.3500003814697pt" style:font-weight-asian="normal" style:font-size-complex="13pt" style:font-weight-complex="normal"/>
    </style:style>
    <style:style style:name="T1" style:family="text">
      <style:text-properties officeooo:rsid="00017259"/>
    </style:style>
    <style:style style:name="T2" style:family="text">
      <style:text-properties officeooo:rsid="0001eeac"/>
    </style:style>
    <style:style style:name="T3" style:family="text">
      <style:text-properties officeooo:rsid="00040f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i <text:span text:style-name="T2">f</text:span>unzionali</text:p>
      <text:p text:style-name="P3"/>
      <text:p text:style-name="P4">Elenco dei requisiti funzionali.</text:p>
      <text:p text:style-name="P4"/>
      <text:list xml:id="list2619129789" text:style-name="L1">
        <text:list-item>
          <text:p text:style-name="P7">Scegliere il nome del giocatore</text:p>
        </text:list-item>
        <text:list-item>
          <text:p text:style-name="P7">Scegliere il colore del giocatore</text:p>
        </text:list-item>
        <text:list-item>
          <text:p text:style-name="P7">Scegliere il numero di giocatori</text:p>
        </text:list-item>
        <text:list-item>
          <text:p text:style-name="P7">Disporre un GUI per immettere l’input</text:p>
        </text:list-item>
        <text:list-item>
          <text:p text:style-name="P7">Visualizzare un pannelo con i dati del giocatore reale</text:p>
        </text:list-item>
        <text:list-item>
          <text:p text:style-name="P7">Visualizzare un pannello di log</text:p>
        </text:list-item>
        <text:list-item>
          <text:p text:style-name="P7">Visualizzare una board in cui sono presenti tutti i territori di gioco</text:p>
        </text:list-item>
        <text:list-item>
          <text:p text:style-name="P7">Ogni territorio di gioco deve essere cliccabile</text:p>
        </text:list-item>
        <text:list-item>
          <text:p text:style-name="P7">Ogni territorio deve essere colorato del colore scelto dal giocatore che lo possiede</text:p>
        </text:list-item>
        <text:list-item>
          <text:p text:style-name="P7">Nel pannello dl giocatore devono essere visualizzati il numero di territorio da esso posseduti e il numero di armate da posizionare</text:p>
        </text:list-item>
        <text:list-item>
          <text:p text:style-name="P7"><text:span text:style-name="T1">Vi</text:span>sualizzare le carte dei territori posseduti dal giocatore</text:p>
        </text:list-item>
        <text:list-item>
          <text:p text:style-name="P8">Visualizzare la carta degli obiettivi posseduta da un giocatore</text:p>
        </text:list-item>
        <text:list-item>
          <text:p text:style-name="P8">Posizionare un’armata in un proprio territorio.</text:p>
        </text:list-item>
        <text:list-item>
          <text:p text:style-name="P8">Scambiare un tris di carte dei territori con il corrispondente numero di armate</text:p>
        </text:list-item>
        <text:list-item>
          <text:p text:style-name="P8">Attaccare un territorio avversario da uno posseduto</text:p>
        </text:list-item>
        <text:list-item>
          <text:p text:style-name="P8">Lanciare i dadi</text:p>
        </text:list-item>
        <text:list-item>
          <text:p text:style-name="P9">Visualizzare i dadi estratti</text:p>
        </text:list-item>
        <text:list-item>
          <text:p text:style-name="P8">Spostare un certo numero di armate da un territorio posseduto ad un altro ad esso confinante</text:p>
        </text:list-item>
        <text:list-item>
          <text:p text:style-name="P9">Rimuovere un certo numero di armate da un territorio</text:p>
        </text:list-item>
        <text:list-item>
          <text:p text:style-name="P9">Attribuire ad un giocatore una carta dei territorio</text:p>
        </text:list-item>
        <text:list-item>
          <text:p text:style-name="P9">Cambiare colore di un certo territorio</text:p>
        </text:list-item>
        <text:list-item>
          <text:p text:style-name="P9">Cambiare il numero di armate possedute da un certo giocatore</text:p>
        </text:list-item>
        <text:list-item>
          <text:p text:style-name="P9">Cambiare il numero di territori posseduti da un certo giocatore</text:p>
        </text:list-item>
        <text:list-item>
          <text:p text:style-name="P8">Concludere una partita</text:p>
        </text:list-item>
      </text:list>
      <text:p text:style-name="P5"/>
      <text:p text:style-name="P2">Requisiti non funzionali</text:p>
      <text:p text:style-name="P2"/>
      <text:p text:style-name="P6">Elenco dei requisiti non funzionali</text:p>
      <text:p text:style-name="P6"/>
      <text:list xml:id="list2197071064" text:style-name="L2">
        <text:list-item>
          <text:p text:style-name="P10">Ogni giocatore deve avere un nome</text:p>
        </text:list-item>
        <text:list-item>
          <text:p text:style-name="P10">Ogni giocatore deve avere un colore</text:p>
        </text:list-item>
        <text:list-item>
          <text:p text:style-name="P10">Ogni giocatore deve avere un goal <text:span text:style-name="T3">che può raggiungere</text:span></text:p>
        </text:list-item>
        <text:list-item>
          <text:p text:style-name="P10">Ogni giocatore deve avere un suo mazzo di carte di territori</text:p>
        </text:list-item>
        <text:list-item>
          <text:p text:style-name="P10">Ogni giocatore deve posizionare tutte le armate in suo possesso</text:p>
        </text:list-item>
        <text:list-item>
          <text:p text:style-name="P10"><text:span text:style-name="T3">Ogni</text:span> giocatore <text:span text:style-name="T3">può</text:span> posizionare un’armata <text:span text:style-name="T3">in un suo territorio</text:span></text:p>
        </text:list-item>
        <text:list-item>
          <text:p text:style-name="P11">Un giocatore può scambiare un tris di carte dei territori da esso possedute</text:p>
        </text:list-item>
        <text:list-item>
          <text:p text:style-name="P11">Il valore in armate di un tris di carte dei territori deve essere in linea con le regole del Risiko classico</text:p>
        </text:list-item>
        <text:list-item>
          <text:p text:style-name="P11">Un giocatore può attaccare da un proprio territorio ad uno ad esso confinante</text:p>
        </text:list-item>
        <text:list-item>
          <text:p text:style-name="P11">Il territorio da cui un giocatore attacca deve avere almeno due armate</text:p>
        </text:list-item>
        <text:list-item>
          <text:p text:style-name="P11">Un giocatore attacca con il maggior numero di armate possibili</text:p>
        </text:list-item>
        <text:list-item>
          <text:p text:style-name="P12">Un giocatore vince quando raggiunge il proprio obiettivo</text:p>
        </text:list-item>
        <text:list-item>
          <text:p text:style-name="P12"><text:soft-page-break/>Un giocatore viene eliminato quando ha perso tutti i suoi territori</text:p>
        </text:list-item>
        <text:list-item>
          <text:p text:style-name="P13">Ogni turno ha tre fasi di gioco: Fase di rinforzo, Fase di attacco, Fase di spostamen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8:09:15.291717236</meta:creation-date>
    <meta:generator>LibreOffice/6.2.4.2$Linux_X86_64 LibreOffice_project/2412653d852ce75f65fbfa83fb7e7b669a126d64</meta:generator>
    <dc:date>2019-12-29T17:25:02.924707912</dc:date>
    <meta:editing-duration>PT19M49S</meta:editing-duration>
    <meta:editing-cycles>6</meta:editing-cycles>
    <meta:document-statistic meta:table-count="0" meta:image-count="0" meta:object-count="0" meta:page-count="2" meta:paragraph-count="42" meta:word-count="407" meta:character-count="2384" meta:non-whitespace-character-count="2057"/>
  </office:meta>
</office:document-meta>
</file>